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number-columns-repeated="15" table:default-cell-style-name="Default"/>
        <table:table-row table:style-name="ro1">
          <table:table-cell table:style-name="ce1" office:value-type="string">
            <text:p>samfundet har</text:p>
          </table:table-cell>
          <table:table-cell/>
          <table:table-cell table:style-name="ce1" office:value-type="string">
            <text:p>gløs har</text:p>
          </table:table-cell>
          <table:table-cell table:style-name="ce1" office:value-type="string">
            <text:p>othilienborg</text:p>
          </table:table-cell>
          <table:table-cell table:style-name="ce1" office:value-type="string">
            <text:p>breidablikk</text:p>
          </table:table-cell>
          <table:table-cell table:style-name="ce1" office:value-type="string">
            <text:p>sentrum</text:p>
          </table:table-cell>
          <table:table-cell table:style-name="ce1" office:value-type="string">
            <text:p>solsiden</text:p>
          </table:table-cell>
          <table:table-cell table:style-name="ce1" office:value-type="string">
            <text:p>city lade</text:p>
          </table:table-cell>
          <table:table-cell table:style-name="ce1" office:value-type="string">
            <text:p>pirbadet</text:p>
          </table:table-cell>
          <table:table-cell table:style-name="ce1" office:value-type="string">
            <text:p>romolslia</text:p>
          </table:table-cell>
          <table:table-cell table:style-name="ce1" office:value-type="string">
            <text:p>tonstad</text:p>
          </table:table-cell>
          <table:table-cell table:style-name="ce1" office:value-type="string">
            <text:p>sjetnemarka</text:p>
          </table:table-cell>
          <table:table-cell table:style-name="ce1" office:value-type="string">
            <text:p>risvollan</text:p>
          </table:table-cell>
          <table:table-cell table:style-name="ce1" office:value-type="string">
            <text:p>steinan</text:p>
          </table:table-cell>
          <table:table-cell table:style-name="ce1" office:value-type="string">
            <text:p>drag</text:p>
          </table:table-cell>
        </table:table-row>
        <table:table-row table:style-name="ro1">
          <table:table-cell table:style-name="ce2" office:value-type="string">
            <text:p>gul</text:p>
          </table:table-cell>
          <table:table-cell/>
          <table:table-cell office:value-type="string">
            <text:p>gul</text:p>
          </table:table-cell>
          <table:table-cell office:value-type="string">
            <text:p>kvit</text:p>
          </table:table-cell>
          <table:table-cell office:value-type="string">
            <text:p>raud</text:p>
          </table:table-cell>
          <table:table-cell office:value-type="string">
            <text:p>kvit</text:p>
          </table:table-cell>
          <table:table-cell office:value-type="string">
            <text:p>oransje</text:p>
          </table:table-cell>
          <table:table-cell office:value-type="string">
            <text:p>lilla</text:p>
          </table:table-cell>
          <table:table-cell office:value-type="string">
            <text:p>blå</text:p>
          </table:table-cell>
          <table:table-cell table:style-name="ce2" office:value-type="string">
            <text:p>blå</text:p>
          </table:table-cell>
          <table:table-cell table:number-columns-repeated="2" office:value-type="string">
            <text:p>svart</text:p>
          </table:table-cell>
          <table:table-cell table:number-columns-repeated="2" office:value-type="string">
            <text:p>kvit</text:p>
          </table:table-cell>
          <table:table-cell office:value-type="string">
            <text:p>oransje</text:p>
          </table:table-cell>
        </table:table-row>
        <table:table-row table:style-name="ro1">
          <table:table-cell office:value-type="string">
            <text:p>lilla</text:p>
          </table:table-cell>
          <table:table-cell/>
          <table:table-cell office:value-type="string">
            <text:p>lilla</text:p>
          </table:table-cell>
          <table:table-cell office:value-type="string">
            <text:p>oransje</text:p>
          </table:table-cell>
          <table:table-cell office:value-type="string">
            <text:p>gul</text:p>
          </table:table-cell>
          <table:table-cell office:value-type="string">
            <text:p>svart</text:p>
          </table:table-cell>
          <table:table-cell office:value-type="string">
            <text:p>lilla</text:p>
          </table:table-cell>
          <table:table-cell office:value-type="string">
            <text:p>svart</text:p>
          </table:table-cell>
          <table:table-cell office:value-type="string">
            <text:p>kvit</text:p>
          </table:table-cell>
          <table:table-cell office:value-type="string">
            <text:p>valfri/grønn</text:p>
          </table:table-cell>
          <table:table-cell office:value-type="string">
            <text:p>grønn</text:p>
          </table:table-cell>
          <table:table-cell office:value-type="string">
            <text:p>kvit</text:p>
          </table:table-cell>
          <table:table-cell office:value-type="string">
            <text:p>raud</text:p>
          </table:table-cell>
          <table:table-cell office:value-type="string">
            <text:p>oransje</text:p>
          </table:table-cell>
          <table:table-cell office:value-type="string">
            <text:p>svart</text:p>
          </table:table-cell>
        </table:table-row>
        <table:table-row table:style-name="ro1">
          <table:table-cell office:value-type="string">
            <text:p>oransje</text:p>
          </table:table-cell>
          <table:table-cell/>
          <table:table-cell office:value-type="string">
            <text:p>svart</text:p>
          </table:table-cell>
          <table:table-cell/>
          <table:table-cell office:value-type="string">
            <text:p>svart</text:p>
          </table:table-cell>
          <table:table-cell office:value-type="string">
            <text:p>joker</text:p>
          </table:table-cell>
          <table:table-cell office:value-type="string">
            <text:p>gul</text:p>
          </table:table-cell>
          <table:table-cell office:value-type="string">
            <text:p>oransje</text:p>
          </table:table-cell>
          <table:table-cell office:value-type="string">
            <text:p>gul</text:p>
          </table:table-cell>
          <table:table-cell table:number-columns-repeated="2" office:value-type="string">
            <text:p>lilla</text:p>
          </table:table-cell>
          <table:table-cell office:value-type="string">
            <text:p>raud</text:p>
          </table:table-cell>
          <table:table-cell/>
          <table:table-cell office:value-type="string">
            <text:p>lilla</text:p>
          </table:table-cell>
          <table:table-cell office:value-type="string">
            <text:p>kvit</text:p>
          </table:table-cell>
        </table:table-row>
        <table:table-row table:style-name="ro1">
          <table:table-cell office:value-type="string">
            <text:p>grønn</text:p>
          </table:table-cell>
          <table:table-cell/>
          <table:table-cell office:value-type="string">
            <text:p>kvit</text:p>
          </table:table-cell>
          <table:table-cell/>
          <table:table-cell office:value-type="string">
            <text:p>grønn</text:p>
          </table:table-cell>
          <table:table-cell office:value-type="string">
            <text:p>gul</text:p>
          </table:table-cell>
          <table:table-cell office:value-type="string">
            <text:p>blå</text:p>
          </table:table-cell>
          <table:table-cell/>
          <table:table-cell office:value-type="string">
            <text:p>valfri</text:p>
          </table:table-cell>
          <table:table-cell table:number-columns-repeated="5"/>
          <table:table-cell office:value-type="string">
            <text:p>raud</text:p>
          </table:table-cell>
        </table:table-row>
        <table:table-row table:style-name="ro1">
          <table:table-cell office:value-type="string">
            <text:p>valfri</text:p>
          </table:table-cell>
          <table:table-cell table:number-columns-repeated="3"/>
          <table:table-cell office:value-type="string">
            <text:p>kvit</text:p>
          </table:table-cell>
          <table:table-cell office:value-type="string">
            <text:p>blå</text:p>
          </table:table-cell>
          <table:table-cell office:value-type="string">
            <text:p>joker</text:p>
          </table:table-cell>
          <table:table-cell/>
          <table:table-cell office:value-type="string">
            <text:p>oransje</text:p>
          </table:table-cell>
          <table:table-cell table:number-columns-repeated="5"/>
          <table:table-cell office:value-type="string">
            <text:p>lilla</text:p>
          </table:table-cell>
        </table:table-row>
        <table:table-row table:style-name="ro1">
          <table:table-cell office:value-type="string">
            <text:p>raud</text:p>
          </table:table-cell>
          <table:table-cell table:number-columns-repeated="3"/>
          <table:table-cell office:value-type="string">
            <text:p>lilla</text:p>
          </table:table-cell>
          <table:table-cell office:value-type="string">
            <text:p>joker</text:p>
          </table:table-cell>
          <table:table-cell office:value-type="string">
            <text:p>svart</text:p>
          </table:table-cell>
          <table:table-cell table:number-columns-repeated="8"/>
        </table:table-row>
        <table:table-row table:style-name="ro1">
          <table:table-cell office:value-type="string">
            <text:p>blå</text:p>
          </table:table-cell>
          <table:table-cell table:number-columns-repeated="3"/>
          <table:table-cell office:value-type="string">
            <text:p>oransje</text:p>
          </table:table-cell>
          <table:table-cell table:number-columns-repeated="10"/>
        </table:table-row>
        <table:table-row table:style-name="ro1">
          <table:table-cell office:value-type="string">
            <text:p>valfri dvs jok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heimdal</text:p>
          </table:table-cell>
          <table:table-cell table:style-name="ce1" office:value-type="string">
            <text:p>tiller</text:p>
          </table:table-cell>
          <table:table-cell table:style-name="ce1" office:value-type="string">
            <text:p>saupstad</text:p>
          </table:table-cell>
          <table:table-cell table:style-name="ce1" office:value-type="string">
            <text:p>tanem</text:p>
          </table:table-cell>
          <table:table-cell table:style-name="ce1" office:value-type="string">
            <text:p>klæbu</text:p>
          </table:table-cell>
          <table:table-cell table:style-name="ce1" office:value-type="string">
            <text:p>bratsberg</text:p>
          </table:table-cell>
          <table:table-cell table:style-name="ce1" office:value-type="string">
            <text:p>flatåsen</text:p>
          </table:table-cell>
          <table:table-cell table:style-name="ce1" office:value-type="string">
            <text:p>stavset</text:p>
          </table:table-cell>
          <table:table-cell table:style-name="ce1" office:value-type="string">
            <text:p>munkvoll</text:p>
          </table:table-cell>
          <table:table-cell table:style-name="ce1" office:value-type="string">
            <text:p>ugla</text:p>
          </table:table-cell>
          <table:table-cell table:style-name="ce1" office:value-type="string">
            <text:p>sverresborg</text:p>
          </table:table-cell>
          <table:table-cell table:style-name="ce1" office:value-type="string">
            <text:p>buenget</text:p>
          </table:table-cell>
          <table:table-cell table:style-name="ce1" office:value-type="string">
            <text:p>åsv.skole</text:p>
          </table:table-cell>
          <table:table-cell table:style-name="ce1" office:value-type="string">
            <text:p>ila</text:p>
          </table:table-cell>
          <table:table-cell table:style-name="ce1" office:value-type="string">
            <text:p>skansen</text:p>
          </table:table-cell>
        </table:table-row>
        <table:table-row table:style-name="ro1">
          <table:table-cell office:value-type="string">
            <text:p>oransje</text:p>
          </table:table-cell>
          <table:table-cell table:number-columns-repeated="2" office:value-type="string">
            <text:p>grønn</text:p>
          </table:table-cell>
          <table:table-cell office:value-type="string">
            <text:p>lilla</text:p>
          </table:table-cell>
          <table:table-cell office:value-type="string">
            <text:p>svart</text:p>
          </table:table-cell>
          <table:table-cell office:value-type="string">
            <text:p>valfri</text:p>
          </table:table-cell>
          <table:table-cell office:value-type="string">
            <text:p>grønn</text:p>
          </table:table-cell>
          <table:table-cell office:value-type="string">
            <text:p>gul</text:p>
          </table:table-cell>
          <table:table-cell office:value-type="string">
            <text:p>svart</text:p>
          </table:table-cell>
          <table:table-cell office:value-type="string">
            <text:p>kvit</text:p>
          </table:table-cell>
          <table:table-cell office:value-type="string">
            <text:p>valfri</text:p>
          </table:table-cell>
          <table:table-cell office:value-type="string">
            <text:p>raud</text:p>
          </table:table-cell>
          <table:table-cell office:value-type="string">
            <text:p>grønn</text:p>
          </table:table-cell>
          <table:table-cell office:value-type="string">
            <text:p>kvit</text:p>
          </table:table-cell>
          <table:table-cell office:value-type="string">
            <text:p>valfri</text:p>
          </table:table-cell>
        </table:table-row>
        <table:table-row table:style-name="ro1">
          <table:table-cell office:value-type="string">
            <text:p>gul</text:p>
          </table:table-cell>
          <table:table-cell office:value-type="string">
            <text:p>lilla</text:p>
          </table:table-cell>
          <table:table-cell office:value-type="string">
            <text:p>raud</text:p>
          </table:table-cell>
          <table:table-cell office:value-type="string">
            <text:p>svart</text:p>
          </table:table-cell>
          <table:table-cell table:number-columns-repeated="2" office:value-type="string">
            <text:p>oransje</text:p>
          </table:table-cell>
          <table:table-cell office:value-type="string">
            <text:p>gul</text:p>
          </table:table-cell>
          <table:table-cell office:value-type="string">
            <text:p>blå</text:p>
          </table:table-cell>
          <table:table-cell office:value-type="string">
            <text:p>grønn</text:p>
          </table:table-cell>
          <table:table-cell office:value-type="string">
            <text:p>lilla</text:p>
          </table:table-cell>
          <table:table-cell table:number-columns-repeated="2" office:value-type="string">
            <text:p>blå</text:p>
          </table:table-cell>
          <table:table-cell office:value-type="string">
            <text:p>oransje</text:p>
          </table:table-cell>
          <table:table-cell office:value-type="string">
            <text:p>lilla</text:p>
          </table:table-cell>
          <table:table-cell office:value-type="string">
            <text:p>grønn</text:p>
          </table:table-cell>
        </table:table-row>
        <table:table-row table:style-name="ro1">
          <table:table-cell office:value-type="string">
            <text:p>raud</text:p>
          </table:table-cell>
          <table:table-cell office:value-type="string">
            <text:p>valfri</text:p>
          </table:table-cell>
          <table:table-cell table:number-columns-repeated="4"/>
          <table:table-cell office:value-type="string">
            <text:p>blå</text:p>
          </table:table-cell>
          <table:table-cell office:value-type="string">
            <text:p>grønn</text:p>
          </table:table-cell>
          <table:table-cell office:value-type="string">
            <text:p>kvit</text:p>
          </table:table-cell>
          <table:table-cell office:value-type="string">
            <text:p>valfri</text:p>
          </table:table-cell>
          <table:table-cell office:value-type="string">
            <text:p>oransje</text:p>
          </table:table-cell>
          <table:table-cell/>
          <table:table-cell office:value-type="string">
            <text:p>blå</text:p>
          </table:table-cell>
          <table:table-cell office:value-type="string">
            <text:p>grønn</text:p>
          </table:table-cell>
          <table:table-cell office:value-type="string">
            <text:p>blå</text:p>
          </table:table-cell>
        </table:table-row>
        <table:table-row table:style-name="ro1">
          <table:table-cell/>
          <table:table-cell office:value-type="string">
            <text:p>oransje</text:p>
          </table:table-cell>
          <table:table-cell table:number-columns-repeated="6"/>
          <table:table-cell office:value-type="string">
            <text:p>lilla</text:p>
          </table:table-cell>
          <table:table-cell table:number-columns-repeated="4"/>
          <table:table-cell office:value-type="string">
            <text:p>blå</text:p>
          </table:table-cell>
          <table:table-cell office:value-type="string">
            <text:p>raud</text:p>
          </table:table-cell>
        </table:table-row>
        <table:table-row table:style-name="ro1">
          <table:table-cell/>
          <table:table-cell office:value-type="string">
            <text:p>gul</text:p>
          </table:table-cell>
          <table:table-cell table:number-columns-repeated="6"/>
          <table:table-cell office:value-type="string">
            <text:p>raud</text:p>
          </table:table-cell>
          <table:table-cell table:number-columns-repeated="4"/>
          <table:table-cell office:value-type="string">
            <text:p>oransje</text:p>
          </table:table-cell>
          <table:table-cell office:value-type="string">
            <text:p>gu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kalvskinnet</text:p>
          </table:table-cell>
          <table:table-cell table:style-name="ce1" office:value-type="string">
            <text:p>hundhamaren</text:p>
          </table:table-cell>
          <table:table-cell table:style-name="ce1" office:value-type="string">
            <text:p>vikåsen/reppe</text:p>
          </table:table-cell>
          <table:table-cell table:style-name="ce1" office:value-type="string">
            <text:p>charlottenlund</text:p>
          </table:table-cell>
          <table:table-cell table:style-name="ce1" office:value-type="string">
            <text:p>strindheim</text:p>
          </table:table-cell>
          <table:table-cell table:style-name="ce1" office:value-type="string">
            <text:p>tunga</text:p>
          </table:table-cell>
          <table:table-cell table:style-name="ce1" office:value-type="string">
            <text:p>jakobsli</text:p>
          </table:table-cell>
          <table:table-cell table:style-name="ce1" office:value-type="string">
            <text:p>ikea</text:p>
          </table:table-cell>
          <table:table-cell table:style-name="ce1" office:value-type="string">
            <text:p>jonsvatnet</text:p>
          </table:table-cell>
          <table:table-cell table:style-name="ce1" office:value-type="string">
            <text:p>solbakken skole</text:p>
          </table:table-cell>
          <table:table-cell table:style-name="ce1" office:value-type="string">
            <text:p>singsaker</text:p>
          </table:table-cell>
          <table:table-cell table:style-name="ce1" office:value-type="string">
            <text:p>rosenborg</text:p>
          </table:table-cell>
          <table:table-cell table:style-name="ce1" office:value-type="string">
            <text:p>tyholt</text:p>
          </table:table-cell>
          <table:table-cell table:style-name="ce1" office:value-type="string">
            <text:p>Moholt</text:p>
          </table:table-cell>
          <table:table-cell table:style-name="ce1" office:value-type="string">
            <text:p>voll</text:p>
          </table:table-cell>
        </table:table-row>
        <table:table-row table:style-name="ro1">
          <table:table-cell office:value-type="string">
            <text:p>raud</text:p>
          </table:table-cell>
          <table:table-cell office:value-type="string">
            <text:p>valfri</text:p>
          </table:table-cell>
          <table:table-cell table:number-columns-repeated="2" office:value-type="string">
            <text:p>lilla</text:p>
          </table:table-cell>
          <table:table-cell office:value-type="string">
            <text:p>grønn</text:p>
          </table:table-cell>
          <table:table-cell office:value-type="string">
            <text:p>oransje</text:p>
          </table:table-cell>
          <table:table-cell office:value-type="string">
            <text:p>raud</text:p>
          </table:table-cell>
          <table:table-cell office:value-type="string">
            <text:p>svart</text:p>
          </table:table-cell>
          <table:table-cell office:value-type="string">
            <text:p>valfri</text:p>
          </table:table-cell>
          <table:table-cell table:style-name="ce2" office:value-type="string">
            <text:p>svart</text:p>
          </table:table-cell>
          <table:table-cell table:number-columns-repeated="2" office:value-type="string">
            <text:p>blå</text:p>
          </table:table-cell>
          <table:table-cell office:value-type="string">
            <text:p>valfri</text:p>
          </table:table-cell>
          <table:table-cell office:value-type="string">
            <text:p>svart</text:p>
          </table:table-cell>
          <table:table-cell office:value-type="string">
            <text:p>raud</text:p>
          </table:table-cell>
        </table:table-row>
        <table:table-row table:style-name="ro1">
          <table:table-cell office:value-type="string">
            <text:p>svart</text:p>
          </table:table-cell>
          <table:table-cell office:value-type="string">
            <text:p>valfri</text:p>
          </table:table-cell>
          <table:table-cell office:value-type="string">
            <text:p>blå</text:p>
          </table:table-cell>
          <table:table-cell office:value-type="string">
            <text:p>valfri</text:p>
          </table:table-cell>
          <table:table-cell table:number-columns-repeated="2" office:value-type="string">
            <text:p>gul</text:p>
          </table:table-cell>
          <table:table-cell table:number-columns-repeated="2" office:value-type="string">
            <text:p>blå</text:p>
          </table:table-cell>
          <table:table-cell office:value-type="string">
            <text:p>gul</text:p>
          </table:table-cell>
          <table:table-cell office:value-type="string">
            <text:p>raud</text:p>
          </table:table-cell>
          <table:table-cell table:number-columns-repeated="2" office:value-type="string">
            <text:p>gul</text:p>
          </table:table-cell>
          <table:table-cell office:value-type="string">
            <text:p>lilla</text:p>
          </table:table-cell>
          <table:table-cell table:number-columns-repeated="2" office:value-type="string">
            <text:p>valfri</text:p>
          </table:table-cell>
        </table:table-row>
        <table:table-row table:style-name="ro1">
          <table:table-cell office:value-type="string">
            <text:p>kvit</text:p>
          </table:table-cell>
          <table:table-cell table:number-columns-repeated="2" office:value-type="string">
            <text:p>gul</text:p>
          </table:table-cell>
          <table:table-cell office:value-type="string">
            <text:p>kvit</text:p>
          </table:table-cell>
          <table:table-cell office:value-type="string">
            <text:p>raud</text:p>
          </table:table-cell>
          <table:table-cell office:value-type="string">
            <text:p>svart</text:p>
          </table:table-cell>
          <table:table-cell table:number-columns-repeated="3"/>
          <table:table-cell office:value-type="string">
            <text:p>gul</text:p>
          </table:table-cell>
          <table:table-cell office:value-type="string">
            <text:p>lilla</text:p>
          </table:table-cell>
          <table:table-cell table:number-columns-repeated="2"/>
          <table:table-cell table:number-columns-repeated="2" office:value-type="string">
            <text:p>kvit</text:p>
          </table:table-cell>
        </table:table-row>
        <table:table-row table:style-name="ro1">
          <table:table-cell office:value-type="string">
            <text:p>gul</text:p>
          </table:table-cell>
          <table:table-cell/>
          <table:table-cell office:value-type="string">
            <text:p>valfri</text:p>
          </table:table-cell>
          <table:table-cell/>
          <table:table-cell table:number-columns-repeated="2" office:value-type="string">
            <text:p>blå</text:p>
          </table:table-cell>
          <table:table-cell table:number-columns-repeated="3"/>
          <table:table-cell office:value-type="string">
            <text:p>grøn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rønn</text:p>
          </table:table-cell>
          <table:table-cell/>
          <table:table-cell office:value-type="string">
            <text:p>kvit</text:p>
          </table:table-cell>
          <table:table-cell table:number-columns-repeated="10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2.03.2010</text:date>, <text:time>01:10:1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ds Opheim</meta:initial-creator>
    <meta:creation-date>2010-03-01T15:57:34</meta:creation-date>
    <dc:date>2010-03-02T01:10:14.92</dc:date>
    <dc:creator>Matthew Conor Gray</dc:creator>
    <meta:editing-duration>PT03H15M18S</meta:editing-duration>
    <meta:editing-cycles>5</meta:editing-cycles>
    <meta:generator>OpenOffice.org/3.1$Win32 OpenOffice.org_project/310m19$Build-9420</meta:generator>
    <meta:document-statistic meta:table-count="3" meta:cell-count="199" meta:object-count="0"/>
  </office:meta>
</office:document-meta>
</file>